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57cm"/>
    </style:style>
    <style:style style:name="Table1.B" style:family="table-column">
      <style:table-column-properties style:column-width="13.8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Heading_20_2">
      <style:paragraph-properties fo:line-height="150%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line-height="150%" fo:text-align="center" style:justify-single-word="false"/>
    </style:style>
    <style:style style:name="P7" style:family="paragraph" style:parent-style-name="Table_20_Contents" style:list-style-name="L2">
      <style:paragraph-properties fo:line-height="150%" fo:text-align="start" style:justify-single-word="false"/>
    </style:style>
    <style:style style:name="P8" style:family="paragraph" style:parent-style-name="Table_20_Contents" style:list-style-name="L3">
      <style:paragraph-properties fo:line-height="150%" fo:text-align="start" style:justify-single-word="false"/>
    </style:style>
    <style:style style:name="P9" style:family="paragraph" style:parent-style-name="Table_20_Contents" style:list-style-name="L4">
      <style:paragraph-properties fo:line-height="150%"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xima design</text:h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User</text:p>
          </table:table-cell>
          <table:table-cell table:style-name="Table1.B1" office:value-type="string">
            <text:p text:style-name="P5">Fitur</text:p>
          </table:table-cell>
        </table:table-row>
        <table:table-row>
          <table:table-cell table:style-name="Table1.A2" office:value-type="string">
            <text:p text:style-name="P6">Administrator</text:p>
          </table:table-cell>
          <table:table-cell table:style-name="Table1.B2" office:value-type="string">
            <text:list xml:id="list277177449" text:style-name="L2">
              <text:list-item>
                <text:p text:style-name="P7"><text:a xlink:type="simple" xlink:href="#1.1.Create account|outline">Create account</text:a> </text:p>
              </text:list-item>
              <text:list-item>
                <text:p text:style-name="P7"><text:a xlink:type="simple" xlink:href="#1.2.Reserved pins|outline">Reserved pins</text:a></text:p>
              </text:list-item>
              <text:list-item>
                <text:p text:style-name="P7"><text:a xlink:type="simple" xlink:href="#1.3.Network graph|outline">Network graph</text:a></text:p>
              </text:list-item>
            </text:list>
          </table:table-cell>
        </table:table-row>
        <table:table-row>
          <table:table-cell table:style-name="Table1.A2" office:value-type="string">
            <text:p text:style-name="P6">Operator</text:p>
          </table:table-cell>
          <table:table-cell table:style-name="Table1.B2" office:value-type="string">
            <text:list xml:id="list1463229939" text:style-name="L3">
              <text:list-item>
                <text:p text:style-name="P8"><text:a xlink:type="simple" xlink:href="#1.2.Reserved pins|outline">Reserved pins</text:a></text:p>
              </text:list-item>
              <text:list-item>
                <text:p text:style-name="P8"><text:a xlink:type="simple" xlink:href="#1.3.Network graph|outline">Network graph</text:a></text:p>
              </text:list-item>
            </text:list>
          </table:table-cell>
        </table:table-row>
        <table:table-row>
          <table:table-cell table:style-name="Table1.A2" office:value-type="string">
            <text:p text:style-name="P6">Member</text:p>
          </table:table-cell>
          <table:table-cell table:style-name="Table1.B2" office:value-type="string">
            <text:list xml:id="list1509770264" text:style-name="L4">
              <text:list-item>
                <text:p text:style-name="P9"><text:a xlink:type="simple" xlink:href="#1.2.Reserved pins|outline">Reserved pins</text:a></text:p>
              </text:list-item>
              <text:list-item>
                <text:p text:style-name="P9"><text:a xlink:type="simple" xlink:href="#1.3.Network graph|outline">Network graph</text:a></text:p>
              </text:list-item>
            </text:list>
          </table:table-cell>
        </table:table-row>
      </table:table>
      <text:p text:style-name="P2"/>
      <text:p text:style-name="P2"/>
      <text:h text:style-name="P3" text:outline-level="2">Create account</text:h>
      <text:h text:style-name="P3" text:outline-level="2">Reserved pins</text:h>
      <text:h text:style-name="Heading_20_2" text:outline-level="2">Network grap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07:04:51</meta:creation-date>
    <dc:date>2014-11-25T07:45:01</dc:date>
    <meta:editing-duration>PT38M6S</meta:editing-duration>
    <meta:editing-cycles>13</meta:editing-cycles>
    <meta:generator>LibreOffice/3.5$Linux_x86 LibreOffice_project/350m1$Build-2</meta:generator>
    <meta:document-statistic meta:table-count="1" meta:image-count="0" meta:object-count="0" meta:page-count="1" meta:paragraph-count="16" meta:word-count="34" meta:character-count="102" meta:non-whitespace-character-count="183"/>
  </office:meta>
</office:document-meta>
</file>